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standard">
      <style:graphic-properties draw:stroke="none" svg:stroke-color="#000000" draw:fill="none" draw:fill-color="#ffffff" fo:min-height="1.147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425cm"/>
    </style:style>
    <style:style style:name="gr10" style:family="graphic" style:parent-style-name="standard">
      <style:graphic-properties draw:stroke="none" svg:stroke-color="#000000" draw:fill="none" draw:fill-color="#ffffff" fo:min-height="0.5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826cm" svg:y1="15.478cm" svg:x2="18.78cm" svg:y2="15.478cm">
          <text:p/>
        </draw:line>
        <draw:line draw:style-name="gr1" draw:text-style-name="P1" draw:layer="layout" svg:x1="5.953cm" svg:y1="15.478cm" svg:x2="5.953cm" svg:y2="6.207cm">
          <text:p/>
        </draw:line>
        <draw:line draw:style-name="gr1" draw:text-style-name="P1" draw:layer="layout" svg:x1="5.953cm" svg:y1="15.478cm" svg:x2="2.651cm" svg:y2="18.78cm">
          <text:p/>
        </draw:line>
        <draw:custom-shape draw:style-name="gr2" draw:text-style-name="P1" xml:id="id2" draw:id="id2" draw:layer="layout" svg:width="1.27cm" svg:height="1.016cm" svg:x="5.318cm" svg:y="14.9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1.651cm" svg:height="0.963cm" svg:x="3.54cm" svg:y="14.589cm">
          <draw:text-box>
            <text:p>p0</text:p>
          </draw:text-box>
        </draw:frame>
        <draw:custom-shape draw:style-name="gr2" draw:text-style-name="P1" xml:id="id1" draw:id="id1" draw:layer="layout" svg:width="1.143cm" svg:height="1.016cm" svg:x="15.478cm" svg:y="14.9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2.921cm" svg:height="1.397cm" svg:x="14.589cm" svg:y="14.335cm">
          <draw:text-box>
            <text:p>p1</text:p>
          </draw:text-box>
        </draw:frame>
        <draw:connector draw:style-name="gr5" draw:text-style-name="P1" draw:layer="layout" svg:x1="15.478cm" svg:y1="15.478cm" svg:x2="6.588cm" svg:y2="15.478cm" draw:start-shape="id1" draw:start-glue-point="5" draw:end-shape="id2" draw:end-glue-point="7" svg:d="M15478 15478h-8890">
          <text:p/>
        </draw:connector>
        <draw:connector draw:style-name="gr6" draw:text-style-name="P1" xml:id="id3" draw:id="id3" draw:layer="layout" draw:type="lines" svg:x1="15.478cm" svg:y1="15.478cm" svg:x2="14.621cm" svg:y2="16.118cm" draw:start-shape="id1" draw:start-glue-point="5" svg:d="M15478 15478h-502l-355 640">
          <text:p/>
        </draw:connector>
        <draw:connector draw:style-name="gr6" draw:text-style-name="P1" xml:id="id4" draw:id="id4" draw:layer="layout" draw:type="lines" svg:x1="14.621cm" svg:y1="16.118cm" svg:x2="13.647cm" svg:y2="14.935cm" draw:start-shape="id3" draw:start-glue-point="3" svg:d="M14621 16118h-501l-473-1183">
          <text:p/>
        </draw:connector>
        <draw:connector draw:style-name="gr6" draw:text-style-name="P1" xml:id="id5" draw:id="id5" draw:layer="layout" draw:type="lines" svg:x1="13.647cm" svg:y1="14.935cm" svg:x2="12.637cm" svg:y2="16.153cm" draw:start-shape="id4" draw:start-glue-point="3" svg:d="M13647 14935h-501l-509 1218">
          <text:p/>
        </draw:connector>
        <draw:connector draw:style-name="gr6" draw:text-style-name="P1" xml:id="id6" draw:id="id6" draw:layer="layout" draw:type="lines" svg:x1="12.637cm" svg:y1="16.153cm" svg:x2="11.732cm" svg:y2="15.109cm" draw:start-shape="id5" draw:start-glue-point="3" svg:d="M12637 16153h-501l-404-1044">
          <text:p/>
        </draw:connector>
        <draw:connector draw:style-name="gr6" draw:text-style-name="P1" xml:id="id7" draw:id="id7" draw:layer="layout" draw:type="lines" svg:x1="11.732cm" svg:y1="15.109cm" svg:x2="10.618cm" svg:y2="16.153cm" draw:start-shape="id6" draw:start-glue-point="3" svg:d="M11732 15109h-501l-613 1044">
          <text:p/>
        </draw:connector>
        <draw:connector draw:style-name="gr6" draw:text-style-name="P1" xml:id="id8" draw:id="id8" draw:layer="layout" draw:type="lines" svg:x1="10.618cm" svg:y1="16.153cm" svg:x2="9.817cm" svg:y2="14.9cm" draw:start-shape="id7" draw:start-glue-point="3" svg:d="M10618 16153h-501l-300-1253">
          <text:p/>
        </draw:connector>
        <draw:connector draw:style-name="gr6" draw:text-style-name="P1" xml:id="id9" draw:id="id9" draw:layer="layout" draw:type="lines" svg:x1="9.817cm" svg:y1="14.9cm" svg:x2="8.529cm" svg:y2="16.049cm" draw:start-shape="id8" draw:start-glue-point="3" svg:d="M9817 14900h-501l-787 1149">
          <text:p/>
        </draw:connector>
        <draw:connector draw:style-name="gr6" draw:text-style-name="P1" xml:id="id10" draw:id="id10" draw:layer="layout" draw:type="lines" svg:x1="8.529cm" svg:y1="16.049cm" svg:x2="7.972cm" svg:y2="14.97cm" draw:start-shape="id9" draw:start-glue-point="3" svg:d="M8529 16049h-501l-56-1079">
          <text:p/>
        </draw:connector>
        <draw:connector draw:style-name="gr6" draw:text-style-name="P1" draw:layer="layout" draw:type="lines" svg:x1="7.972cm" svg:y1="14.97cm" svg:x2="6.588cm" svg:y2="15.478cm" draw:start-shape="id10" draw:start-glue-point="3" draw:end-shape="id2" draw:end-glue-point="7" svg:d="M7972 14970h-501l-381 508h-502">
          <text:p/>
        </draw:connector>
        <draw:frame draw:style-name="gr7" draw:layer="layout" svg:width="5.969cm" svg:height="0.963cm" svg:x="8.239cm" svg:y="13.7cm">
          <draw:text-box>
            <text:p>Feder der Länge 1</text:p>
          </draw:text-box>
        </draw:frame>
        <draw:line draw:style-name="gr8" draw:text-style-name="P1" draw:layer="layout" svg:x1="6.08cm" svg:y1="15.351cm" svg:x2="7.858cm" svg:y2="13.573cm">
          <text:p/>
        </draw:line>
        <draw:frame draw:style-name="gr9" draw:layer="layout" svg:width="1.524cm" svg:height="1.675cm" svg:x="6.08cm" svg:y="13.422cm">
          <draw:text-box>
            <text:p>v0</text:p>
          </draw:text-box>
        </draw:frame>
        <draw:line draw:style-name="gr8" draw:text-style-name="P1" draw:layer="layout" svg:x1="16.113cm" svg:y1="15.478cm" svg:x2="14.589cm" svg:y2="17.764cm">
          <text:p/>
        </draw:line>
        <draw:frame draw:style-name="gr3" draw:layer="layout" svg:width="1.27cm" svg:height="0.963cm" svg:x="16.113cm" svg:y="16.494cm">
          <draw:text-box>
            <text:p>v1</text:p>
          </draw:text-box>
        </draw:frame>
        <draw:frame draw:style-name="gr10" draw:layer="layout" svg:width="2.54cm" svg:height="1.675cm" svg:x="13.7cm" svg:y="18.018cm">
          <draw:text-box>
            <text:p>(1,0,0)</text:p>
            <text:p/>
          </draw:text-box>
        </draw:frame>
        <draw:frame draw:style-name="gr3" draw:layer="layout" svg:width="2.794cm" svg:height="1.675cm" svg:x="6.588cm" svg:y="12.684cm">
          <draw:text-box>
            <text:p>(-1,0,0)</text:p>
            <text:p/>
          </draw:text-box>
        </draw:frame>
        <draw:frame draw:style-name="gr11" draw:layer="layout" svg:width="0.502cm" svg:height="0.963cm" svg:x="17.891cm" svg:y="22.844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lham Nizam</meta:initial-creator>
    <meta:creation-date>2016-11-02T15:12:17.70</meta:creation-date>
    <dc:date>2016-11-02T15:25:09.53</dc:date>
    <dc:creator>Elham Nizam</dc:creator>
    <meta:editing-duration>PT12M56S</meta:editing-duration>
    <meta:editing-cycles>1</meta:editing-cycles>
    <meta:document-statistic meta:object-count="25"/>
    <meta:generator>OpenOffice/4.1.1$Win32 OpenOffice.org_project/411m6$Build-9775</meta:generator>
  </office:meta>
</office:document-meta>
</file>